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gradient" draw:fill-gradient-name="Very_20_soft_20_grey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Very_20_soft_20_gre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Very_20_soft_20_gre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Very_20_soft_20_gre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Very_20_soft_20_gre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Very_20_soft_20_gre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Very_20_soft_20_gre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>
      <style:graphic-properties svg:stroke-width="0.05cm" draw:marker-start-width="0.275cm" draw:marker-end="Arrow" draw:marker-end-width="0.329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dash" draw:stroke-dash="JP-Dashed_20_small" svg:stroke-width="0.05cm" draw:marker-start-width="0.275cm" draw:marker-end="Arrow" draw:marker-end-width="0.329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ole-draw-aspect="1" style:protect="size"/>
    </style:style>
    <style:style style:name="gr11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Very_20_soft_20_gre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Very_20_soft_20_gre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Very_20_soft_20_gre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Very_20_soft_20_gre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Very_20_soft_20_gre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Very_20_soft_20_gre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Nimbus Sans L'" style:font-family-generic="roman" style:font-pitch="variable" fo:font-size="14pt" fo:letter-spacing="normal" fo:language="fr" fo:country="FR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18pt" style:language-asian="en" style:country-asian="US" style:font-style-asian="normal" style:font-weight-asian="normal" style:font-family-complex="Lucidasans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3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style:text-position="0% 100%" fo:font-family="'Nimbus Sans L'" style:font-family-generic="roman" style:font-pitch="variable" fo:font-size="14pt" fo:letter-spacing="normal" fo:language="fr" fo:country="FR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18pt" style:language-asian="en" style:country-asian="US" style:font-style-asian="normal" style:font-weight-asian="normal" style:font-family-complex="Lucidasans" style:font-pitch-complex="variable" style:font-size-complex="18pt" style:language-complex="en" style:country-complex="US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id="id1" draw:layer="layout" svg:width="1.815cm" svg:height="0.878cm" svg:x="0.1cm" svg:y="1.691cm">
          <text:p text:style-name="P1">S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id="id6">
          <draw:custom-shape draw:style-name="gr2" draw:text-style-name="P2" draw:layer="layout" svg:width="1.898cm" svg:height="0.963cm" svg:x="15.387cm" svg:y="0.15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1.666cm" svg:height="0.741cm" svg:x="15.503cm" svg:y="0.269cm">
            <text:p text:style-name="P3"><text:span text:style-name="T1">S4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" draw:text-style-name="P1" draw:id="id2" draw:layer="layout" svg:width="1.815cm" svg:height="0.878cm" svg:x="3.917cm" svg:y="1.691cm">
          <text:p text:style-name="P1">S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3" draw:layer="layout" svg:width="1.815cm" svg:height="0.878cm" svg:x="7.733cm" svg:y="1.691cm">
          <text:p text:style-name="P1">S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5" draw:layer="layout" svg:width="1.815cm" svg:height="0.878cm" svg:x="11.55cm" svg:y="1.691cm">
          <text:p text:style-name="P1">S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id="id7">
          <draw:custom-shape draw:style-name="gr4" draw:text-style-name="P2" draw:layer="layout" svg:width="1.898cm" svg:height="0.963cm" svg:x="15.387cm" svg:y="1.6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2" draw:layer="layout" svg:width="1.666cm" svg:height="0.741cm" svg:x="15.503cm" svg:y="1.76cm">
            <text:p text:style-name="P3"><text:span text:style-name="T1">S5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4">
          <draw:custom-shape draw:style-name="gr6" draw:text-style-name="P2" draw:layer="layout" svg:width="1.898cm" svg:height="0.963cm" svg:x="15.387cm" svg:y="3.4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1.666cm" svg:height="0.741cm" svg:x="15.503cm" svg:y="3.551cm">
            <text:p text:style-name="P3"><text:span text:style-name="T1">S6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8" draw:text-style-name="P4" draw:layer="layout" draw:type="line" svg:x1="1.915cm" svg:y1="2.13cm" svg:x2="3.917cm" svg:y2="2.13cm" draw:start-shape="id1" draw:start-glue-point="1" draw:end-shape="id2" draw:end-glue-point="3">
          <text:p/>
        </draw:connector>
        <draw:connector draw:style-name="gr8" draw:text-style-name="P4" draw:layer="layout" draw:type="line" svg:x1="5.732cm" svg:y1="2.13cm" svg:x2="7.733cm" svg:y2="2.13cm" draw:start-shape="id2" draw:start-glue-point="1" draw:end-shape="id3" draw:end-glue-point="3">
          <text:p/>
        </draw:connector>
        <draw:connector draw:style-name="gr8" draw:text-style-name="P4" draw:layer="layout" draw:type="curve" svg:x1="8.64cm" svg:y1="2.569cm" svg:x2="15.387cm" svg:y2="3.921cm" draw:start-shape="id3" draw:start-glue-point="2" draw:end-shape="id4" draw:end-glue-point="3">
          <text:p/>
        </draw:connector>
        <draw:connector draw:style-name="gr9" draw:text-style-name="P4" draw:layer="layout" draw:type="curve" svg:x1="12.457cm" svg:y1="1.691cm" svg:x2="15.387cm" svg:y2="0.639cm" draw:start-shape="id5" draw:start-glue-point="0" draw:end-shape="id6" draw:end-glue-point="3">
          <text:p/>
        </draw:connector>
        <draw:connector draw:style-name="gr8" draw:text-style-name="P4" draw:layer="layout" draw:type="line" svg:x1="13.365cm" svg:y1="2.13cm" svg:x2="15.387cm" svg:y2="2.13cm" draw:start-shape="id5" draw:start-glue-point="1" draw:end-shape="id7" draw:end-glue-point="3">
          <text:p/>
        </draw:connector>
        <draw:connector draw:style-name="gr9" draw:text-style-name="P4" draw:layer="layout" draw:type="line" svg:x1="9.548cm" svg:y1="2.13cm" svg:x2="11.55cm" svg:y2="2.13cm" draw:start-shape="id3" draw:start-glue-point="1" draw:end-shape="id5" draw:end-glue-point="3">
          <text:p/>
        </draw:connector>
        <draw:connector draw:style-name="gr8" draw:text-style-name="P4" draw:layer="layout" draw:type="line" svg:x1="0.49cm" svg:y1="0.867cm" svg:x2="1.007cm" svg:y2="1.691cm" draw:end-shape="id1" draw:end-glue-point="0">
          <text:p/>
        </draw:connector>
        <draw:frame draw:style-name="gr10" draw:layer="layout" svg:width="2.085cm" svg:height="0.652cm" svg:x="1.857cm" svg:y="1.394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0" draw:layer="layout" svg:width="2.085cm" svg:height="0.652cm" svg:x="5.737cm" svg:y="1.376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0" draw:layer="layout" svg:width="2.052cm" svg:height="0.652cm" svg:x="13.416cm" svg:y="3.16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0" draw:layer="layout" svg:width="4.203cm" svg:height="0.662cm" svg:x="11.266cm" svg:y="4.063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0" draw:layer="layout" svg:width="4.396cm" svg:height="0.646cm" svg:x="9.268cm" svg:y="2.601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0" draw:layer="layout" svg:width="1.226cm" svg:height="0.659cm" svg:x="13.543cm" svg:y="0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0" draw:layer="layout" svg:width="2.124cm" svg:height="0.652cm" svg:x="13.322cm" svg:y="1.325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custom-shape draw:style-name="gr1" draw:text-style-name="P1" draw:id="id10" draw:layer="layout" svg:width="1.815cm" svg:height="0.878cm" svg:x="0.1cm" svg:y="7.091cm">
          <text:p text:style-name="P1">S0'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8" draw:layer="layout" svg:width="1.815cm" svg:height="0.878cm" svg:x="3.917cm" svg:y="7.091cm">
          <text:p text:style-name="P1">S1'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9" draw:layer="layout" svg:width="1.815cm" svg:height="0.878cm" svg:x="7.733cm" svg:y="7.091cm">
          <text:p text:style-name="P1">S2'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4" draw:layer="layout" draw:type="line" svg:x1="5.732cm" svg:y1="7.53cm" svg:x2="7.733cm" svg:y2="7.53cm" draw:start-shape="id8" draw:start-glue-point="1" draw:end-shape="id9" draw:end-glue-point="3">
          <text:p/>
        </draw:connector>
        <draw:connector draw:style-name="gr8" draw:text-style-name="P4" draw:layer="layout" draw:type="line" svg:x1="0.49cm" svg:y1="6.267cm" svg:x2="1.007cm" svg:y2="7.091cm" draw:end-shape="id10" draw:end-glue-point="0">
          <text:p/>
        </draw:connector>
        <draw:frame draw:style-name="gr10" draw:layer="layout" svg:width="2.085cm" svg:height="0.652cm" svg:x="2.027cm" svg:y="6.79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0" draw:layer="layout" svg:width="2.085cm" svg:height="0.652cm" svg:x="5.806cm" svg:y="6.794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g draw:id="id11">
          <draw:custom-shape draw:style-name="gr11" draw:text-style-name="P2" draw:layer="layout" svg:width="1.898cm" svg:height="0.963cm" svg:x="15.387cm" svg:y="6.45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2" draw:layer="layout" svg:width="1.666cm" svg:height="0.741cm" svg:x="15.503cm" svg:y="6.569cm">
            <text:p text:style-name="P3"><text:span text:style-name="T1">S4'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12">
          <draw:custom-shape draw:style-name="gr13" draw:text-style-name="P2" draw:layer="layout" svg:width="1.898cm" svg:height="0.963cm" svg:x="15.387cm" svg:y="7.7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2" draw:layer="layout" svg:width="1.666cm" svg:height="0.741cm" svg:x="15.503cm" svg:y="7.86cm">
            <text:p text:style-name="P3"><text:span text:style-name="T1">S3'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8" draw:text-style-name="P4" draw:layer="layout" draw:type="line" svg:x1="1.915cm" svg:y1="7.53cm" svg:x2="3.917cm" svg:y2="7.53cm" draw:start-shape="id10" draw:start-glue-point="1" draw:end-shape="id8" draw:end-glue-point="3">
          <text:p/>
        </draw:connector>
        <draw:connector draw:style-name="gr8" draw:text-style-name="P4" draw:layer="layout" draw:type="curve" draw:line-skew="-1.306cm" svg:x1="9.548cm" svg:y1="7.53cm" svg:x2="15.387cm" svg:y2="6.939cm" draw:start-shape="id9" draw:start-glue-point="1" draw:end-shape="id11" draw:end-glue-point="3">
          <text:p/>
        </draw:connector>
        <draw:connector draw:style-name="gr8" draw:text-style-name="P4" draw:layer="layout" draw:type="curve" draw:line-skew="-1.374cm" svg:x1="9.548cm" svg:y1="7.53cm" svg:x2="15.387cm" svg:y2="8.23cm" draw:start-shape="id9" draw:start-glue-point="1" draw:end-shape="id12" draw:end-glue-point="3">
          <text:p/>
        </draw:connector>
        <draw:frame draw:style-name="gr10" draw:layer="layout" svg:width="4.482cm" svg:height="1.329cm" svg:x="10.351cm" svg:y="8.25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0" draw:layer="layout" svg:width="4.484cm" svg:height="1.329cm" svg:x="10.299cm" svg:y="6.306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1" draw:text-style-name="P1" draw:id="id15" draw:layer="layout" svg:width="1.815cm" svg:height="0.878cm" svg:x="0.101cm" svg:y="11.054cm">
          <text:p text:style-name="P1">S0''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3" draw:layer="layout" svg:width="1.815cm" svg:height="0.878cm" svg:x="3.918cm" svg:y="11.054cm">
          <text:p text:style-name="P1">S1''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4" draw:layer="layout" draw:type="line" svg:x1="5.733cm" svg:y1="11.493cm" svg:x2="7.805cm" svg:y2="11.493cm" draw:start-shape="id13" draw:start-glue-point="1" draw:end-shape="id14" draw:end-glue-point="3">
          <text:p/>
        </draw:connector>
        <draw:connector draw:style-name="gr8" draw:text-style-name="P4" draw:layer="layout" draw:type="line" svg:x1="0.491cm" svg:y1="10.167cm" svg:x2="1.008cm" svg:y2="11.054cm" draw:end-shape="id15" draw:end-glue-point="0">
          <text:p/>
        </draw:connector>
        <draw:frame draw:style-name="gr10" draw:layer="layout" svg:width="2.085cm" svg:height="0.652cm" svg:x="1.802cm" svg:y="10.724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0" draw:layer="layout" svg:width="2.085cm" svg:height="0.652cm" svg:x="5.737cm" svg:y="10.707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connector draw:style-name="gr8" draw:text-style-name="P4" draw:layer="layout" draw:type="line" svg:x1="1.916cm" svg:y1="11.493cm" svg:x2="3.918cm" svg:y2="11.493cm" draw:start-shape="id15" draw:start-glue-point="1" draw:end-shape="id13" draw:end-glue-point="3">
          <text:p/>
        </draw:connector>
        <draw:g draw:id="id14">
          <draw:custom-shape draw:style-name="gr15" draw:text-style-name="P2" draw:layer="layout" svg:width="1.898cm" svg:height="0.963cm" svg:x="7.805cm" svg:y="11.0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2" draw:layer="layout" svg:width="1.666cm" svg:height="0.741cm" svg:x="7.921cm" svg:y="11.123cm">
            <text:p text:style-name="P3"><text:span text:style-name="T1">S2''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0" draw:layer="layout" svg:width="0.589cm" svg:height="0.638cm" svg:x="0.823cm" svg:y="0.567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0" draw:layer="layout" svg:width="0.793cm" svg:height="0.638cm" svg:x="0.825cm" svg:y="5.959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0" draw:layer="layout" svg:width="1.018cm" svg:height="0.638cm" svg:x="0.774cm" svg:y="9.902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0" draw:layer="layout" svg:width="4.4cm" svg:height="0.646cm" svg:x="9.159cm" svg:y="0.244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0" draw:layer="layout" svg:width="1.236cm" svg:height="0.655cm" svg:x="9.814cm" svg:y="1.39cm">
          <draw:object xlink:href="./Object 18" xlink:type="simple" xlink:show="embed" xlink:actuate="onLoad"/>
          <draw:image xlink:href="./ObjectReplacements/Object 18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Very_20_soft_20_grey" draw:display-name="Very soft grey" draw:style="linear" draw:start-color="#ffffff" draw:end-color="#e6e6e6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JP-Dashed_20_small" draw:display-name="JP-Dashed small" draw:style="rect" draw:dots1="1" draw:dots1-length="0.254cm" draw:dots2="1" draw:dots2-length="0.254cm" draw:distance="0.254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r" fo:country="FR" style:font-family-asian="'Nimbus Sans L'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4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35cm" fo:page-height="12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creation-date>2006-04-21T08:15:04</meta:creation-date>
    <dc:creator>Julien Ponge</dc:creator>
    <dc:date>2008-03-26T13:47:49</dc:date>
    <meta:editing-cycles>30</meta:editing-cycles>
    <meta:editing-duration>PT1H8M33S</meta:editing-duration>
    <meta:user-defined meta:name="Info 1"/>
    <meta:user-defined meta:name="Info 2"/>
    <meta:user-defined meta:name="Info 3"/>
    <meta:user-defined meta:name="Info 4"/>
    <meta:document-statistic meta:object-count="60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1</math:mn>
      </math:msub>
      <math:mi>:</math:mi>
      <math:mi>a</math:mi>
      <math:mrow>
        <math:mo math:stretchy="false">(</math:mo>
        <math:mrow>
          <math:mrow/>
          <math:mo math:stretchy="false">+</math:mo>
          <math:mrow/>
        </math:mrow>
        <math:mo math:stretchy="false">)</math:mo>
      </math:mrow>
    </math:mrow>
    <math:annotation math:encoding="StarMath 5.0">T_1:a({}+{})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6</math:mn>
      </math:msub>
      <math:mi>:</math:mi>
      <math:mo math:stretchy="false">ɛ</math:mo>
    </math:mrow>
    <math:annotation math:encoding="StarMath 5.0">T_6: %varepsilon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5</math:mn>
      </math:msub>
      <math:mi>:</math:mi>
      <math:mi>d</math:mi>
      <math:mrow>
        <math:mo math:stretchy="false">(</math:mo>
        <math:mrow>
          <math:mrow/>
          <math:mo math:stretchy="false">+</math:mo>
          <math:mrow/>
        </math:mrow>
        <math:mo math:stretchy="false">)</math:mo>
      </math:mrow>
    </math:mrow>
    <math:annotation math:encoding="StarMath 5.0">T_5:d({}+{})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1</math:mn>
      </math:msub>
      <math:mi>:</math:mi>
      <math:mi>a</math:mi>
      <math:mrow>
        <math:mo math:stretchy="false">(</math:mo>
        <math:mrow>
          <math:mrow/>
          <math:mo math:stretchy="false">+</math:mo>
          <math:mrow/>
        </math:mrow>
        <math:mo math:stretchy="false">)</math:mo>
      </math:mrow>
    </math:mrow>
    <math:annotation math:encoding="StarMath 5.0">T_1:a({}+{})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2</math:mn>
      </math:msub>
      <math:mi>:</math:mi>
      <math:mi>b</math:mi>
      <math:mrow>
        <math:mo math:stretchy="false">(</math:mo>
        <math:mrow>
          <math:mrow/>
          <math:mo math:stretchy="false">−</math:mo>
          <math:mrow/>
        </math:mrow>
        <math:mo math:stretchy="false">)</math:mo>
      </math:mrow>
    </math:mrow>
    <math:annotation math:encoding="StarMath 5.0">T_2:b({}-{})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i>P</math:mi>
    <math:annotation math:encoding="StarMath 5.0">P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i>P</math:mi>
      <math:mi>'</math:mi>
    </math:mrow>
    <math:annotation math:encoding="StarMath 5.0">P'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i>P</math:mi>
      <math:mi>'</math:mi>
      <math:mi>'</math:mi>
    </math:mrow>
    <math:annotation math:encoding="StarMath 5.0">P''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style math:fontstyle="normal">
        <math:mrow>
          <math:mrow>
            <math:mi math:fontstyle="normal">M</math:mi>
            <math:mo math:stretchy="false">−</math:mo>
            <math:mi>Invoke</math:mi>
          </math:mrow>
        </math:mrow>
      </math:mstyle>
      <math:mrow>
        <math:mo math:stretchy="false">(</math:mo>
        <math:mrow>
          <math:msub>
            <math:mi>T</math:mi>
            <math:mn>4</math:mn>
          </math:msub>
          <math:mo math:stretchy="false">=</math:mo>
          <math:mn>4h</math:mn>
        </math:mrow>
        <math:mo math:stretchy="false">)</math:mo>
      </math:mrow>
    </math:mrow>
    <math:annotation math:encoding="StarMath 5.0">nitalic {M-Invoke}(T_4 = 4h) 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4</math:mn>
      </math:msub>
      <math:mi>:</math:mi>
      <math:mo math:stretchy="false">ɛ</math:mo>
    </math:mrow>
    <math:annotation math:encoding="StarMath 5.0">T_4: %varepsilon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2</math:mn>
      </math:msub>
      <math:mi>:</math:mi>
      <math:mi>b</math:mi>
      <math:mrow>
        <math:mo math:stretchy="false">(</math:mo>
        <math:mrow>
          <math:mrow/>
          <math:mo math:stretchy="false">−</math:mo>
          <math:mrow/>
        </math:mrow>
        <math:mo math:stretchy="false">)</math:mo>
      </math:mrow>
    </math:mrow>
    <math:annotation math:encoding="StarMath 5.0">T_2:b({}-{})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ub>
            <math:mi>T</math:mi>
            <math:mn>3</math:mn>
          </math:msub>
          <math:mi>:</math:mi>
          <math:mi>c</math:mi>
          <math:mrow>
            <math:mo math:stretchy="false">(</math:mo>
            <math:mrow>
              <math:mrow/>
              <math:mo math:stretchy="false">−</math:mo>
              <math:mrow/>
            </math:mrow>
            <math:mo math:stretchy="false">)</math:mo>
          </math:mrow>
        </math:mrow>
      </math:mtr>
      <math:mtr>
        <math:mrow>
          <math:mstyle math:fontstyle="normal">
            <math:mrow>
              <math:mrow>
                <math:mi math:fontstyle="normal">C</math:mi>
                <math:mo math:stretchy="false">−</math:mo>
                <math:mi>Invoke</math:mi>
              </math:mrow>
            </math:mrow>
          </math:mstyle>
          <math:mrow>
            <math:mo math:stretchy="false">(</math:mo>
            <math:mrow>
              <math:msub>
                <math:mi>T</math:mi>
                <math:mn>2</math:mn>
              </math:msub>
              <math:mo math:stretchy="false">&gt;</math:mo>
              <math:mn>10h</math:mn>
            </math:mrow>
            <math:mo math:stretchy="false">)</math:mo>
          </math:mrow>
        </math:mrow>
      </math:mtr>
    </math:mtable>
    <math:annotation math:encoding="StarMath 5.0">T_3:c({}-{}) newline
nitalic {C-Invoke}(T_2 &gt; 10h)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tyle="normal">
            <math:mrow>
              <math:mrow>
                <math:mi math:fontstyle="normal">C</math:mi>
                <math:mo math:stretchy="false">−</math:mo>
                <math:mi>Invoke</math:mi>
              </math:mrow>
            </math:mrow>
          </math:mstyle>
          <math:mrow>
            <math:mo math:stretchy="false">(</math:mo>
            <math:mrow>
              <math:msub>
                <math:mi>T</math:mi>
                <math:mn>2</math:mn>
              </math:msub>
              <math:mo math:stretchy="false">≤</math:mo>
              <math:mn>10h</math:mn>
            </math:mrow>
            <math:mo math:stretchy="false">)</math:mo>
          </math:mrow>
        </math:mrow>
      </math:mtr>
      <math:mtr>
        <math:mrow>
          <math:msub>
            <math:mi>T</math:mi>
            <math:mn>4</math:mn>
          </math:msub>
          <math:mi>:</math:mi>
          <math:mi>d</math:mi>
          <math:mrow>
            <math:mo math:stretchy="false">(</math:mo>
            <math:mrow>
              <math:mrow/>
              <math:mo math:stretchy="false">−</math:mo>
              <math:mrow/>
            </math:mrow>
            <math:mo math:stretchy="false">)</math:mo>
          </math:mrow>
        </math:mrow>
      </math:mtr>
    </math:mtable>
    <math:annotation math:encoding="StarMath 5.0">nitalic {C-Invoke}(T_2 &lt;= 10h) newline
T_4:d({}-{})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1</math:mn>
      </math:msub>
      <math:mi>:</math:mi>
      <math:mi>a</math:mi>
      <math:mrow>
        <math:mo math:stretchy="false">(</math:mo>
        <math:mrow>
          <math:mrow/>
          <math:mo math:stretchy="false">−</math:mo>
          <math:mrow/>
        </math:mrow>
        <math:mo math:stretchy="false">)</math:mo>
      </math:mrow>
    </math:mrow>
    <math:annotation math:encoding="StarMath 5.0">T_1:a({}-{})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2</math:mn>
      </math:msub>
      <math:mi>:</math:mi>
      <math:mi>b</math:mi>
      <math:mrow>
        <math:mo math:stretchy="false">(</math:mo>
        <math:mrow>
          <math:mrow/>
          <math:mo math:stretchy="false">+</math:mo>
          <math:mrow/>
        </math:mrow>
        <math:mo math:stretchy="false">)</math:mo>
      </math:mrow>
    </math:mrow>
    <math:annotation math:encoding="StarMath 5.0">T_2:b({}+{})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3</math:mn>
      </math:msub>
      <math:mi>:</math:mi>
      <math:mi>c</math:mi>
      <math:mrow>
        <math:mo math:stretchy="false">(</math:mo>
        <math:mrow>
          <math:mrow/>
          <math:mo math:stretchy="false">+</math:mo>
          <math:mrow/>
        </math:mrow>
        <math:mo math:stretchy="false">)</math:mo>
      </math:mrow>
    </math:mrow>
    <math:annotation math:encoding="StarMath 5.0">T_3:c({}+{})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style math:fontstyle="normal">
        <math:mrow>
          <math:mrow>
            <math:mi math:fontstyle="normal">C</math:mi>
            <math:mo math:stretchy="false">−</math:mo>
            <math:mi>Invoke</math:mi>
          </math:mrow>
        </math:mrow>
      </math:mstyle>
      <math:mrow>
        <math:mo math:stretchy="false">(</math:mo>
        <math:mrow>
          <math:msub>
            <math:mi>T</math:mi>
            <math:mn>2</math:mn>
          </math:msub>
          <math:mo math:stretchy="false">&lt;</math:mo>
          <math:mn>5h</math:mn>
        </math:mrow>
        <math:mo math:stretchy="false">)</math:mo>
      </math:mrow>
    </math:mrow>
    <math:annotation math:encoding="StarMath 5.0">nitalic {C-Invoke}(T_2 &lt; 5h)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style math:fontstyle="normal">
        <math:mrow>
          <math:mrow>
            <math:mi math:fontstyle="normal">M</math:mi>
            <math:mo math:stretchy="false">−</math:mo>
            <math:mi>Invoke</math:mi>
          </math:mrow>
        </math:mrow>
      </math:mstyle>
      <math:mrow>
        <math:mo math:stretchy="false">(</math:mo>
        <math:mrow>
          <math:msub>
            <math:mi>T</math:mi>
            <math:mn>2</math:mn>
          </math:msub>
          <math:mo math:stretchy="false">=</math:mo>
          <math:mn>8h</math:mn>
        </math:mrow>
        <math:mo math:stretchy="false">)</math:mo>
      </math:mrow>
    </math:mrow>
    <math:annotation math:encoding="StarMath 5.0">nitalic {M-Invoke}(T_2 = 8h) </math:annotation>
  </math:semantics>
</math:math>
</file>